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2c1" officeooo:paragraph-rsid="0003a2c1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7b3c9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7b3c9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officeooo:rsid="0009f1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6582" style:font-weight-asian="bold" style:font-weight-complex="bold"/>
    </style:style>
    <style:style style:name="T4" style:family="text">
      <style:text-properties officeooo:rsid="00056582"/>
    </style:style>
    <style:style style:name="T5" style:family="text">
      <style:text-properties officeooo:rsid="0007b3c9"/>
    </style:style>
    <style:style style:name="T6" style:family="text">
      <style:text-properties fo:font-weight="bold" officeooo:rsid="0007b3c9" style:font-weight-asian="bold" style:font-weight-complex="bold"/>
    </style:style>
    <style:style style:name="T7" style:family="text">
      <style:text-properties officeooo:rsid="00087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DRAFT</text:p>
      <text:p text:style-name="P1"/>
      <text:p text:style-name="P2">-<text:span text:style-name="T1">Introducción</text:span>:</text:p>
      <text:p text:style-name="P3"><text:span text:style-name="T2"/></text:p>
      <text:p text:style-name="P3"><text:span text:style-name="T2">-</text:span><text:span text:style-name="T3">Medios de transmisión</text:span><text:span text:style-name="T4">: </text:span></text:p>
      <text:p text:style-name="P3"><text:span text:style-name="T4"><text:tab/>guiados <text:s/></text:span></text:p>
      <text:p text:style-name="P3"><text:tab/><text:tab/><text:span text:style-name="T5">Cable coaxial</text:span></text:p>
      <text:p text:style-name="P3"><text:tab/><text:tab/><text:span text:style-name="T5">Cable par trenzado</text:span></text:p>
      <text:p text:style-name="P3"><text:tab/><text:tab/><text:span text:style-name="T5">Cable fibra óptica</text:span></text:p>
      <text:p text:style-name="P3"><text:span text:style-name="T4"><text:tab/>no guiados </text:span></text:p>
      <text:p text:style-name="P3"><text:tab/><text:tab/><text:span text:style-name="T5">Ondas de radio</text:span></text:p>
      <text:p text:style-name="P3"><text:tab/><text:tab/><text:span text:style-name="T5">Infrarrojos</text:span></text:p>
      <text:p text:style-name="P3"><text:tab/><text:tab/><text:span text:style-name="T5">Ondas de luz</text:span></text:p>
      <text:p text:style-name="P3"><text:tab/><text:tab/><text:span text:style-name="T5">Microondas</text:span></text:p>
      <text:p text:style-name="P3"/>
      <text:p text:style-name="P3"><text:span text:style-name="T2">-</text:span><text:span text:style-name="T6">Modos de transmisión</text:span><text:span text:style-name="T5">: </text:span></text:p>
      <text:p text:style-name="P3"><text:tab/><text:span text:style-name="T5">Simplex</text:span></text:p>
      <text:p text:style-name="P3"><text:tab/><text:span text:style-name="T5">Semiduplex</text:span></text:p>
      <text:p text:style-name="P3"><text:tab/><text:span text:style-name="T5">Duplex</text:span></text:p>
      <text:p text:style-name="P3"/>
      <text:p text:style-name="P3">-<text:span text:style-name="T6">Conectores</text:span></text:p>
      <text:p text:style-name="P4"/>
      <text:p text:style-name="P4"/>
      <text:p text:style-name="P4">-<text:span text:style-name="T5">Características físicas </text:span><text:span text:style-name="T1">(los estándares de hardware, medios, codificación y señalización de la capa física )</text:span></text:p>
      <text:p text:style-name="P4"><text:span text:style-name="T5">-Codificación </text:span><text:span text:style-name="T7">(https://planificacionadministracionredes.readthedocs.io/es/latest/Tema03/Teoria.html#datos-y-codificaciones)</text:span></text:p>
      <text:p text:style-name="P4"><text:span text:style-name="T5">-Seguridad </text:span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3:23:38.913000000</meta:creation-date>
    <dc:date>2024-09-29T21:07:15.575000000</dc:date>
    <meta:editing-duration>PT53M42S</meta:editing-duration>
    <meta:editing-cycles>5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20" meta:word-count="49" meta:character-count="481" meta:non-whitespace-character-count="427"/>
  </office:meta>
</office:document-meta>
</file>